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
      <text:p text:style-name="Text_20_body">“But the servant could not pay his debt, so the king said, ‘Sell this man and his family as slaves to pay his debt.’”</text:p>
      <text:h text:style-name="Heading_20_9" text:outline-level="9">29-04</text:h>
      <text:p text:style-name="First_20_paragraph"/>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
      <text:p text:style-name="Text_20_body">“Some other servants saw what had happened and were greatly disturbed. They went to the king and told him everything.”</text:p>
      <text:h text:style-name="Heading_20_9" text:outline-level="9">29-08</text:h>
      <text:p text:style-name="First_20_paragraph"/>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05Z</meta:creation-date>
    <dc:date>2023-05-24T11:34:05Z</dc:date>
  </office:meta>
</office:document-meta>
</file>